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Digest.update( by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digest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isEqual( byte [ ] var0 , byte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get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di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getInstanc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getInstan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getDiges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update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upda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MessageDiges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Digest.digest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